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91b0" officeooo:paragraph-rsid="001c91b0"/>
    </style:style>
    <style:style style:name="T1" style:family="text">
      <style:text-properties officeooo:rsid="001c91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My Salin Restaurant Website is hosted on Github at </text:span><text:a xlink:type="simple" xlink:href="https://joshmith.github.io/salinrestaurant.github.io/" text:style-name="Internet_20_link" text:visited-style-name="Visited_20_Internet_20_Link">https://joshmith.github.io/salinrestaurant.github.io/</text:a></text:p>
      <text:p text:style-name="P1">Please Click the link to view the website. Thank you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3:55:42.760506433</meta:creation-date>
    <dc:date>2023-12-01T14:03:36.675108956</dc:date>
    <meta:editing-duration>PT7M56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2" meta:word-count="20" meta:character-count="158" meta:non-whitespace-character-count="139"/>
  </office:meta>
</office:document-meta>
</file>